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101cm" fo:margin-bottom="0.101cm" style:contextual-spacing="false"/>
      <style:text-properties officeooo:rsid="002024fb" officeooo:paragraph-rsid="002024fb"/>
    </style:style>
    <style:style style:name="P2" style:family="paragraph" style:parent-style-name="Standard">
      <style:paragraph-properties fo:margin-top="0.101cm" fo:margin-bottom="0.101cm" style:contextual-spacing="false"/>
      <style:text-properties officeooo:rsid="002208cc" officeooo:paragraph-rsid="002208cc"/>
    </style:style>
    <style:style style:name="P3" style:family="paragraph" style:parent-style-name="Standard">
      <style:paragraph-properties fo:margin-top="0.101cm" fo:margin-bottom="0.101cm" style:contextual-spacing="false"/>
      <style:text-properties fo:font-size="14pt" style:text-underline-style="solid" style:text-underline-width="auto" style:text-underline-color="font-color" fo:font-weight="bold" officeooo:rsid="001df9f2" officeooo:paragraph-rsid="001df9f2" style:font-size-asian="14pt" style:font-weight-asian="bold" style:font-size-complex="14pt" style:font-weight-complex="bold"/>
    </style:style>
    <style:style style:name="P4" style:family="paragraph" style:parent-style-name="Standard">
      <style:paragraph-properties fo:margin-top="0.101cm" fo:margin-bottom="0.101cm" style:contextual-spacing="false"/>
      <style:text-properties fo:font-size="13pt" fo:font-weight="bold" officeooo:rsid="002b290f" officeooo:paragraph-rsid="002b290f" style:font-size-asian="11.3500003814697pt" style:font-weight-asian="bold" style:font-size-complex="13pt" style:font-weight-complex="bold"/>
    </style:style>
    <style:style style:name="P5" style:family="paragraph" style:parent-style-name="Standard">
      <style:paragraph-properties fo:margin-top="0.101cm" fo:margin-bottom="0.101cm" style:contextual-spacing="false"/>
      <style:text-properties fo:font-size="13pt" fo:font-weight="bold" officeooo:rsid="002fb5df" officeooo:paragraph-rsid="002fb5df" style:font-size-asian="11.3500003814697pt" style:font-weight-asian="bold" style:font-size-complex="13pt" style:font-weight-complex="bold"/>
    </style:style>
    <style:style style:name="P6" style:family="paragraph" style:parent-style-name="Standard">
      <style:paragraph-properties fo:margin-top="0.101cm" fo:margin-bottom="0.101cm" style:contextual-spacing="false"/>
      <style:text-properties fo:font-size="13pt" fo:font-weight="bold" officeooo:rsid="0031033d" officeooo:paragraph-rsid="0031033d" style:font-size-asian="11.3500003814697pt" style:font-weight-asian="bold" style:font-size-complex="13pt" style:font-weight-complex="bold"/>
    </style:style>
    <style:style style:name="P7" style:family="paragraph" style:parent-style-name="Standard">
      <style:paragraph-properties fo:margin-top="0.101cm" fo:margin-bottom="0.101cm" style:contextual-spacing="false"/>
      <style:text-properties officeooo:rsid="001df9f2" officeooo:paragraph-rsid="002b290f"/>
    </style:style>
    <style:style style:name="P8" style:family="paragraph" style:parent-style-name="Standard">
      <style:paragraph-properties fo:margin-top="0.101cm" fo:margin-bottom="0.101cm" style:contextual-spacing="false"/>
      <style:text-properties fo:color="#c9211e" loext:opacity="100%" officeooo:rsid="002fb5df" officeooo:paragraph-rsid="002fb5df"/>
    </style:style>
    <style:style style:name="P9" style:family="paragraph" style:parent-style-name="Standard">
      <style:paragraph-properties fo:margin-top="0.101cm" fo:margin-bottom="0.101cm" style:contextual-spacing="false"/>
      <style:text-properties fo:font-size="10pt" officeooo:rsid="002fb5df" officeooo:paragraph-rsid="002fb5df" style:font-size-asian="10pt" style:font-size-complex="10pt"/>
    </style:style>
    <style:style style:name="P10" style:family="paragraph" style:parent-style-name="Standard">
      <style:paragraph-properties fo:margin-top="0.101cm" fo:margin-bottom="0.101cm" style:contextual-spacing="false"/>
      <style:text-properties fo:font-size="10pt" officeooo:rsid="00219e3d" officeooo:paragraph-rsid="00219e3d" style:font-size-asian="10pt" style:font-size-complex="10pt"/>
    </style:style>
    <style:style style:name="P11" style:family="paragraph" style:parent-style-name="Standard">
      <style:paragraph-properties fo:margin-top="0.101cm" fo:margin-bottom="0.101cm" style:contextual-spacing="false"/>
      <style:text-properties officeooo:rsid="002208cc" officeooo:paragraph-rsid="002208cc"/>
    </style:style>
    <style:style style:name="P12" style:family="paragraph" style:parent-style-name="Standard">
      <style:paragraph-properties fo:margin-top="0.101cm" fo:margin-bottom="0.101cm" style:contextual-spacing="false"/>
      <style:text-properties officeooo:rsid="00324f4e" officeooo:paragraph-rsid="00324f4e"/>
    </style:style>
    <style:style style:name="T1" style:family="text">
      <style:text-properties officeooo:rsid="001e0a65"/>
    </style:style>
    <style:style style:name="T2" style:family="text">
      <style:text-properties style:use-window-font-color="true" loext:opacity="0%" officeooo:rsid="001e0a65"/>
    </style:style>
    <style:style style:name="T3" style:family="text">
      <style:text-properties officeooo:rsid="00218900"/>
    </style:style>
    <style:style style:name="T4" style:family="text">
      <style:text-properties officeooo:rsid="002362bf"/>
    </style:style>
    <style:style style:name="T5" style:family="text">
      <style:text-properties officeooo:rsid="00247860"/>
    </style:style>
    <style:style style:name="T6" style:family="text">
      <style:text-properties officeooo:rsid="002b290f"/>
    </style:style>
    <style:style style:name="T7" style:family="text">
      <style:text-properties fo:color="#c9211e" loext:opacity="100%" officeooo:rsid="002b290f"/>
    </style:style>
    <style:style style:name="T8" style:family="text">
      <style:text-properties officeooo:rsid="002fb5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hodology</text:p>
      <text:p text:style-name="P4">Data Source</text:p>
      <text:p text:style-name="P7"><text:span text:style-name="T1">Survivability of cell lines</text:span> with individual gene <text:span text:style-name="T1">mutations</text:span> when exposed to numerous pharmacological drugs was taken from GDSC. <text:span text:style-name="T1">This data took the form of </text:span><text:span text:style-name="T2">drug lethality</text:span><text:span text:style-name="T1"> for cell lines when exposed to these drugs, as well as controls. For each drug-gene pair, there were numerous cell lines demonstrating mutations within the given gene. </text:span><text:span text:style-name="T6">The dataset contained INSERT </text:span><text:span text:style-name="T7">NUMBER OF DRUGS</text:span><text:span text:style-name="T6"> pharmacological drugs and their affects on </text:span><text:span text:style-name="T7">INSERT NUMBER OF CELL LINES</text:span><text:span text:style-name="T6"> cell lines, providing data on </text:span><text:span text:style-name="T7">INSERT NUMBER OF DRUGS</text:span><text:span text:style-name="T6"> drugs and their interaction with </text:span><text:span text:style-name="T7">INSERT NUMBER OF GENES</text:span><text:span text:style-name="T6"> genes.</text:span></text:p>
      <text:p text:style-name="P5">Survivability correlation calculation</text:p>
      <text:p text:style-name="P7"><text:span text:style-name="T1">The efficacy of drugs on these cell lines was compressed into a single ‘survivability correlation’, </text:span><text:span text:style-name="T8">calculated using algorithm 1 below, </text:span><text:span text:style-name="T1">using code designed by Pearl, L.. From here, we obtain a matrix of survivability correlations between pharmacological drugs and gene knockouts.</text:span></text:p>
      <text:p text:style-name="P9">Algorithm 1: Survivability correlation calculation</text:p>
      <text:p text:style-name="P8">INSERT ALGORITHM FOR CALCULATING SURVIVABILITY CORRELATION</text:p>
      <text:p text:style-name="P6">Survivability Threshold</text:p>
      <text:p text:style-name="P1">From this matrix we can extract the scores for genes per given drug, giving us a distribution of gene survivability correlations for each individual drug. <text:span text:style-name="T3">This distribution is used to calculate ‘survivability thresholds’ for each drug; any gene above the calculated survivability threshold is considered a strong target which the drug affects. See algorithm </text:span><text:span text:style-name="T8">2</text:span><text:span text:style-name="T3"> below for how these thresholds are calculated.</text:span></text:p>
      <text:p text:style-name="P10">Algorithm <text:span text:style-name="T8">2</text:span>: Survivability threshold calculation</text:p>
      <text:p text:style-name="P2">{Dip test result <text:span text:style-name="T5">OR equation below leads to unusable threshold </text:span>&lt; 0.<text:span text:style-name="T5">6</text:span> → <text:span text:style-name="T4">mean + (3*standard deviation)</text:span></text:p>
      <text:p text:style-name="P2">{<text:span text:style-name="T5">Dip test result &gt;= 0.6 → max(mu1, mu2) + 3*(max(sigma1, sigma2))</text:span></text:p>
      <text:p text:style-name="P12">With the survivability threshold calculated, we can determine which genes appear to act as ‘strong’ targets for each drug, and vice versa. This can be compared to known drug targets, determined through DrugBank and ChEMBL, to investigate whether these official targets align with our results.</text:p>
      <text:p text:style-name="P3">Resul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e</meta:initial-creator>
    <meta:creation-date>2026-01-21T16:32:43.937000000</meta:creation-date>
    <dc:date>2026-01-28T12:31:13.479588586</dc:date>
    <meta:editing-duration>PT3H27M41S</meta:editing-duration>
    <meta:editing-cycles>12</meta:editing-cycles>
    <meta:generator>LibreOffice/7.3.7.2$Linux_X86_64 LibreOffice_project/30$Build-2</meta:generator>
    <meta:document-statistic meta:table-count="0" meta:image-count="0" meta:object-count="0" meta:page-count="1" meta:paragraph-count="14" meta:word-count="291" meta:character-count="1955" meta:non-whitespace-character-count="1678"/>
  </office:meta>
</office:document-meta>
</file>